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officeooo:rsid="002a8359" officeooo:paragraph-rsid="002a8359"/>
    </style:style>
    <style:style style:name="P2" style:family="paragraph" style:parent-style-name="Standard" style:list-style-name="L1">
      <style:text-properties officeooo:rsid="00128027" officeooo:paragraph-rsid="00128027"/>
    </style:style>
    <style:style style:name="P3" style:family="paragraph" style:parent-style-name="Standard" style:list-style-name="L1">
      <style:text-properties officeooo:rsid="0013e617" officeooo:paragraph-rsid="0013e617"/>
    </style:style>
    <style:style style:name="P4" style:family="paragraph" style:parent-style-name="Standard" style:list-style-name="L1">
      <style:text-properties officeooo:rsid="0015e7fe" officeooo:paragraph-rsid="0013e617"/>
    </style:style>
    <style:style style:name="P5" style:family="paragraph" style:parent-style-name="Standard" style:list-style-name="L2">
      <style:text-properties officeooo:rsid="001757eb" officeooo:paragraph-rsid="001757eb"/>
    </style:style>
    <style:style style:name="P6" style:family="paragraph" style:parent-style-name="Standard" style:list-style-name="L2">
      <style:text-properties officeooo:rsid="0018b480" officeooo:paragraph-rsid="002e9421"/>
    </style:style>
    <style:style style:name="P7" style:family="paragraph" style:parent-style-name="Standard" style:list-style-name="L2">
      <style:text-properties officeooo:rsid="001b45d2" officeooo:paragraph-rsid="001b45d2"/>
    </style:style>
    <style:style style:name="P8" style:family="paragraph" style:parent-style-name="Standard" style:list-style-name="L3">
      <style:text-properties officeooo:rsid="001b45d2" officeooo:paragraph-rsid="001b45d2"/>
    </style:style>
    <style:style style:name="P9" style:family="paragraph" style:parent-style-name="Standard" style:list-style-name="L3">
      <style:text-properties officeooo:rsid="001c0ee6" officeooo:paragraph-rsid="001c0ee6"/>
    </style:style>
    <style:style style:name="P10" style:family="paragraph" style:parent-style-name="Standard" style:list-style-name="L2">
      <style:text-properties officeooo:rsid="001c0ee6" officeooo:paragraph-rsid="002e9421"/>
    </style:style>
    <style:style style:name="P11" style:family="paragraph" style:parent-style-name="Standard" style:list-style-name="L3">
      <style:text-properties officeooo:rsid="001c4812" officeooo:paragraph-rsid="001c4812"/>
    </style:style>
    <style:style style:name="P12" style:family="paragraph" style:parent-style-name="Standard" style:list-style-name="L2">
      <style:text-properties officeooo:rsid="001c4812" officeooo:paragraph-rsid="002e9421"/>
    </style:style>
    <style:style style:name="P13" style:family="paragraph" style:parent-style-name="Standard" style:list-style-name="L2">
      <style:text-properties officeooo:rsid="00205923" officeooo:paragraph-rsid="002e9421"/>
    </style:style>
    <style:style style:name="P14" style:family="paragraph" style:parent-style-name="Standard" style:list-style-name="L3">
      <style:text-properties officeooo:rsid="00218860" officeooo:paragraph-rsid="00218860"/>
    </style:style>
    <style:style style:name="P15" style:family="paragraph" style:parent-style-name="Standard" style:list-style-name="L4">
      <style:text-properties officeooo:rsid="0025f3f8" officeooo:paragraph-rsid="0025f3f8"/>
    </style:style>
    <style:style style:name="P16" style:family="paragraph" style:parent-style-name="Standard" style:list-style-name="L4">
      <style:text-properties officeooo:rsid="0026eb18" officeooo:paragraph-rsid="0026eb18"/>
    </style:style>
    <style:style style:name="P17" style:family="paragraph" style:parent-style-name="Standard" style:list-style-name="L4">
      <style:text-properties officeooo:rsid="0028bca6" officeooo:paragraph-rsid="0028bca6"/>
    </style:style>
    <style:style style:name="T1" style:family="text">
      <style:text-properties officeooo:rsid="0013e617"/>
    </style:style>
    <style:style style:name="T2" style:family="text">
      <style:text-properties officeooo:rsid="001560ac"/>
    </style:style>
    <style:style style:name="T3" style:family="text">
      <style:text-properties officeooo:rsid="001757eb"/>
    </style:style>
    <style:style style:name="T4" style:family="text">
      <style:text-properties officeooo:rsid="0018b480"/>
    </style:style>
    <style:style style:name="T5" style:family="text">
      <style:text-properties officeooo:rsid="00196ac0"/>
    </style:style>
    <style:style style:name="T6" style:family="text">
      <style:text-properties officeooo:rsid="001a6e29"/>
    </style:style>
    <style:style style:name="T7" style:family="text">
      <style:text-properties officeooo:rsid="001b45d2"/>
    </style:style>
    <style:style style:name="T8" style:family="text">
      <style:text-properties officeooo:rsid="00218860"/>
    </style:style>
    <style:style style:name="T9" style:family="text">
      <style:text-properties officeooo:rsid="0022cebc"/>
    </style:style>
    <style:style style:name="T10" style:family="text">
      <style:text-properties officeooo:rsid="00241a7d"/>
    </style:style>
    <style:style style:name="T11" style:family="text">
      <style:text-properties officeooo:rsid="0024f6c8"/>
    </style:style>
    <style:style style:name="T12" style:family="text">
      <style:text-properties officeooo:rsid="0028bca6"/>
    </style:style>
    <style:style style:name="T13" style:family="text">
      <style:text-properties officeooo:rsid="002b5be0"/>
    </style:style>
    <style:style style:name="T14" style:family="text">
      <style:text-properties officeooo:rsid="002d0784"/>
    </style:style>
    <style:style style:name="T15" style:family="text">
      <style:text-properties officeooo:rsid="0020a46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t 1 retrospective</text:p>
      <text:p text:style-name="Subtitle">Che cosa è andato bene:</text:p>
      <text:list xml:id="list2727888978" text:style-name="L1">
        <text:list-item>
          <text:p text:style-name="P2">creazione della chat;</text:p>
        </text:list-item>
        <text:list-item>
          <text:p text:style-name="P2">la divisione dei ruoli <text:span text:style-name="T1">x2</text:span>;</text:p>
        </text:list-item>
        <text:list-item>
          <text:p text:style-name="P3">Obiettivi completati;</text:p>
        </text:list-item>
        <text:list-item>
          <text:p text:style-name="P3">le tempistiche dello sprint <text:span text:style-name="T2">x2</text:span>;</text:p>
        </text:list-item>
        <text:list-item>
          <text:p text:style-name="P4">niente copia-incolla da altri progetti online <text:span text:style-name="T3">x2</text:span>;</text:p>
        </text:list-item>
      </text:list>
      <text:p text:style-name="Subtitle">Che cosa è andato male:</text:p>
      <text:list xml:id="list174671334" text:style-name="L2">
        <text:list-item>
          <text:p text:style-name="P5">mancanza di esperienza x<text:span text:style-name="T5">3</text:span>;</text:p>
          <text:list>
            <text:list-item>
              <text:p text:style-name="P10">dare dei ruoli definiti;</text:p>
            </text:list-item>
            <text:list-item>
              <text:p text:style-name="P10">dare deadline tra gli sprint;</text:p>
            </text:list-item>
            <text:list-item>
              <text:p text:style-name="P12">dare task definite ad ognuno;</text:p>
            </text:list-item>
          </text:list>
        </text:list-item>
        <text:list-item>
          <text:p text:style-name="P13">bisogna lavorare sincronizzati;<text:tab/></text:p>
        </text:list-item>
        <text:list-item>
          <text:p text:style-name="P5">non si è fatto <text:span text:style-name="T4">quello che lo stakeholder ha voluto</text:span>;</text:p>
        </text:list-item>
        <text:list-item>
          <text:p text:style-name="P6">non c’è stat<text:span text:style-name="T7">o </text:span>abbastanza <text:span text:style-name="T7">contributo da parte delle coppie </text:span><text:span text:style-name="T6">x</text:span><text:span text:style-name="T7">3</text:span>; </text:p>
          <text:list>
            <text:list-item>
              <text:p text:style-name="P6"><text:span text:style-name="T14">(</text:span><text:span text:style-name="T15">bisogna fare più daily review </text:span><text:span text:style-name="T8">x2</text:span><text:span text:style-name="T14">)</text:span></text:p>
            </text:list-item>
          </text:list>
        </text:list-item>
        <text:list-item>
          <text:p text:style-name="P7">non c’è stata una <text:s/>gestione ottimale tra i team;</text:p>
        </text:list-item>
      </text:list>
      <text:p text:style-name="Subtitle">Che cosa si può migliorare per il prossimo sprint:</text:p>
      <text:list xml:id="list3906820331" text:style-name="L3">
        <text:list-item>
          <text:p text:style-name="P8">essere più in linea con gli stakeholders;</text:p>
        </text:list-item>
        <text:list-item>
          <text:p text:style-name="P14">bisogna dare più contributo <text:span text:style-name="T9">x3</text:span>;</text:p>
        </text:list-item>
        <text:list-item>
          <text:p text:style-name="P14">bisogna segnalare i cambiamenti della repository su <text:span text:style-name="T11">mattermost</text:span> <text:span text:style-name="T10">x2;</text:span></text:p>
        </text:list-item>
      </text:list>
      <text:p text:style-name="Subtitle">Deadline d<text:span text:style-name="T12">ello sprint 2</text:span>(<text:span text:style-name="T13">11</text:span>/5/2023)</text:p>
      <text:list xml:id="list659778442" text:style-name="L4">
        <text:list-item>
          <text:p text:style-name="P15">implementare la scacchiera funzionante;</text:p>
        </text:list-item>
        <text:list-item>
          <text:p text:style-name="P15">fare il front-end della home;</text:p>
        </text:list-item>
        <text:list-item>
          <text:p text:style-name="P15">unire i progetti della scacchiera e della chat;</text:p>
        </text:list-item>
        <text:list-item>
          <text:p text:style-name="P16">il progetto deve essere consistente;</text:p>
        </text:list-item>
        <text:list-item>
          <text:p text:style-name="P17">implementare una variante;</text:p>
        </text:list-item>
        <text:list-item>
          <text:p text:style-name="P17">implementare la cronologi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1T10:46:31.040139498</dc:date>
    <meta:editing-duration>PT40M11S</meta:editing-duration>
    <meta:editing-cycles>26</meta:editing-cycles>
    <meta:generator>LibreOffice/7.3.7.2$Linux_X86_64 LibreOffice_project/30$Build-2</meta:generator>
    <meta:document-statistic meta:table-count="0" meta:image-count="0" meta:object-count="0" meta:page-count="1" meta:paragraph-count="28" meta:word-count="176" meta:character-count="1000" meta:non-whitespace-character-count="872"/>
  </office:meta>
</office:document-meta>
</file>